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center" draw:textarea-vertical-align="middle"/>
    </style:style>
    <style:style style:name="gr11" style:family="graphic">
      <style:graphic-properties draw:auto-grow-height="true" fo:min-height="1.891cm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svg:stroke-width="0.076cm" draw:marker-start-width="0.406cm" draw:marker-end-width="0.406cm" draw:fill="solid" draw:fill-color="#3deb3d" draw:textarea-horizontal-align="center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marker-end="Arrow" draw:marker-end-width="0.3cm"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text-shadow="none" style:font-size-asian="18pt" style:font-size-complex="18pt"/>
    </style:style>
    <style:style style:name="P3" style:family="paragraph">
      <style:paragraph-properties fo:text-align="center"/>
      <style:text-properties fo:font-size="22pt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T1" style:family="text">
      <style:text-properties fo:font-size="22pt" fo:text-shadow="none" style:font-size-asian="18pt" style:font-size-complex="18pt"/>
    </style:style>
    <style:style style:name="T2" style:family="text">
      <style:text-properties fo:font-size="22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1" draw:layer="layout" svg:width="2.416cm" svg:height="2.074cm" svg:x="3.202cm" svg:y="5.475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1.45cm" svg:height="9.679cm" svg:x="1.27cm" svg:y="5.475cm">
          <text:p text:style-name="P1"><text:span text:style-name="T1">BF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2.416cm" svg:height="2.074cm" svg:x="3.202cm" svg:y="7.549cm">
          <text:p text:style-name="P1"><text:span text:style-name="T1">cof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2.416cm" svg:height="5.531cm" svg:x="3.202cm" svg:y="9.623cm">
          <text:p text:style-name="P1"><text:span text:style-name="T1">el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2.766cm" svg:x="5.618cm" svg:y="5.475cm">
          <text:p text:style-name="P1"><text:span text:style-name="T1">sta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69cm" svg:x="5.618cm" svg:y="8.241cm">
          <text:p text:style-name="P1"><text:span text:style-name="T1">sd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6.223cm" svg:x="5.618cm" svg:y="8.931cm">
          <text:p text:style-name="P1"><text:span text:style-name="T1">dwarf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4cm" svg:height="4.839cm" svg:x="8.998cm" svg:y="6.167cm">
          <text:p text:style-name="P1"><text:span text:style-name="T1">Execution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98cm" svg:height="2.074cm" svg:x="5.134cm" svg:y="2.71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6cm" svg:height="2.074cm" svg:x="8.514cm" svg:y="2.71cm">
          <text:p text:style-name="P1"><text:span text:style-name="T1">M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82cm" svg:height="2.074cm" svg:x="11.412cm" svg:y="2.71cm">
          <text:p text:style-name="P1"><text:span text:style-name="T1">gdbt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0.484cm" svg:height="13.827cm" svg:x="12.378cm" svg:y="5.475cm">
          <text:p text:style-name="P1"><text:span text:style-name="T1">T</text:span></text:p>
          <text:p text:style-name="P1"><text:span text:style-name="T1">A</text:span></text:p>
          <text:p text:style-name="P1"><text:span text:style-name="T1">R</text:span></text:p>
          <text:p text:style-name="P1"><text:span text:style-name="T1">G</text:span></text:p>
          <text:p text:style-name="P1"><text:span text:style-name="T1">E</text:span></text:p>
          <text:p text:style-name="P1"><text:span text:style-name="T1">T</text:span></text:p>
          <text:p text:style-name="P1"><text:span text:style-name="T1"><text:s/></text:span></text:p>
          <text:p text:style-name="P1"><text:span text:style-name="T1">V</text:span></text:p>
          <text:p text:style-name="P1"><text:span text:style-name="T1">E</text:span></text:p>
          <text:p text:style-name="P1"><text:span text:style-name="T1">C</text:span></text:p>
          <text:p text:style-name="P1"><text:span text:style-name="T1">T</text:span></text:p>
          <text:p text:style-name="P1"><text:span text:style-name="T1">O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8" draw:layer="layout" svg:width="4.348cm" svg:height="2.074cm" svg:x="13.828cm" svg:y="18.611cm">
          <text:p text:style-name="P1"><text:span text:style-name="T1">Other protoco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2.898cm" svg:height="3.457cm" svg:x="13.828cm" svg:y="14.463cm">
          <text:p text:style-name="P1"><text:span text:style-name="T1">remote.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98cm" svg:height="2.074cm" svg:x="8.998cm" svg:y="18.6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98cm" svg:height="2.073cm" svg:x="8.514cm" svg:y="17.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98cm" svg:height="2.074cm" svg:x="8.032cm" svg:y="17.228cm">
          <text:p text:style-name="P1"><text:span text:style-name="T1">i386-td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64cm" svg:height="1.382cm" svg:x="8.032cm" svg:y="15.846cm">
          <text:p text:style-name="P1"><text:span text:style-name="T1">gdb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64cm" svg:height="1.382cm" svg:x="3.202cm" svg:y="15.846cm">
          <text:p text:style-name="P1"><text:span text:style-name="T1">languag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98cm" svg:height="2.074cm" svg:x="4.168cm" svg:y="18.6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cm" svg:height="2.122cm" svg:x="3.684cm" svg:y="17.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98cm" svg:height="2.074cm" svg:x="3.202cm" svg:y="17.228cm">
          <text:p text:style-name="P1"><text:span text:style-name="T1">C+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4cm" svg:height="1.382cm" svg:x="8.998cm" svg:y="11.698cm">
          <text:p text:style-name="P1"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4cm" svg:height="1.382cm" svg:x="8.998cm" svg:y="13.772cm">
          <text:p text:style-name="P1"><text:span text:style-name="T1">eval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2.862cm" svg:y1="12.388cm" svg:x2="13.828cm" svg:y2="6.858cm" draw:start-shape="id1" draw:start-glue-point="1" draw:end-shape="id2" draw:end-glue-point="3" svg:d="m12862 12388 966-5530">
          <text:p/>
        </draw:connector>
        <draw:connector draw:style-name="gr8" draw:text-style-name="P2" draw:layer="layout" draw:type="line" svg:x1="12.862cm" svg:y1="12.388cm" svg:x2="13.828cm" svg:y2="16.191cm" draw:start-shape="id1" draw:start-glue-point="1" draw:end-shape="id3" draw:end-glue-point="3" svg:d="m12862 12388 966 3803">
          <text:p/>
        </draw:connector>
        <draw:custom-shape draw:style-name="gr4" draw:text-style-name="P2" draw:id="id5" draw:layer="layout" svg:width="2.898cm" svg:height="1.383cm" svg:x="13.828cm" svg:y="10.315cm">
          <text:p text:style-name="P1"><text:span text:style-name="T1">exe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4" draw:layer="layout" svg:width="2.898cm" svg:height="1.382cm" svg:x="13.828cm" svg:y="12.39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98cm" svg:height="2.765cm" svg:x="14.794cm" svg:y="6.8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id="id6" draw:layer="layout" svg:width="2.898cm" svg:height="2.764cm" svg:x="14.312cm" svg:y="6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98cm" svg:height="1.383cm" svg:x="16.726cm" svg:y="5.475cm">
          <text:p text:style-name="P1"><text:span text:style-name="T1">solib-svr4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2.862cm" svg:y1="12.388cm" svg:x2="13.828cm" svg:y2="13.081cm" draw:start-shape="id1" draw:start-glue-point="1" draw:end-shape="id4" draw:end-glue-point="3" svg:d="m12862 12388 966 693">
          <text:p/>
        </draw:connector>
        <draw:connector draw:style-name="gr8" draw:text-style-name="P2" draw:layer="layout" draw:type="line" svg:x1="12.862cm" svg:y1="12.388cm" svg:x2="13.828cm" svg:y2="11.006cm" draw:start-shape="id1" draw:start-glue-point="1" draw:end-shape="id5" draw:end-glue-point="3" svg:d="m12862 12388 966-1382">
          <text:p/>
        </draw:connector>
        <draw:connector draw:style-name="gr8" draw:text-style-name="P2" draw:layer="layout" draw:type="line" svg:x1="12.862cm" svg:y1="12.388cm" svg:x2="14.312cm" svg:y2="7.549cm" draw:start-shape="id1" draw:start-glue-point="1" draw:end-shape="id6" svg:d="m12862 12388 1450-4839">
          <text:p/>
        </draw:connector>
        <draw:custom-shape draw:style-name="gr4" draw:text-style-name="P2" draw:id="id2" draw:layer="layout" svg:width="2.898cm" svg:height="2.766cm" svg:x="13.828cm" svg:y="5.475cm">
          <text:p text:style-name="P1"><text:span text:style-name="T1">linux-na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2.414cm" svg:height="1.383cm" svg:x="17.692cm" svg:y="14.463cm">
          <text:p text:style-name="P1"><text:span text:style-name="T1">seria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3cm" svg:height="1.383cm" svg:x="18.176cm" svg:y="16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32cm" svg:height="1.382cm" svg:x="17.692cm" svg:y="15.846cm">
          <text:p text:style-name="P1"><text:span text:style-name="T1">src-tcp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6.726cm" svg:y1="16.191cm" svg:x2="17.692cm" svg:y2="15.154cm" draw:start-shape="id3" draw:start-glue-point="1" draw:end-shape="id7" draw:end-glue-point="3" svg:d="m16726 16191 966-1037">
          <text:p/>
        </draw:connector>
        <draw:connector draw:style-name="gr8" draw:text-style-name="P2" draw:layer="layout" draw:type="line" svg:x1="12.862cm" svg:y1="12.388cm" svg:x2="13.828cm" svg:y2="19.648cm" draw:start-shape="id1" draw:start-glue-point="1" draw:end-shape="id8" draw:end-glue-point="3" svg:d="m12862 12388 966 7260">
          <text:p/>
        </draw:connector>
        <draw:custom-shape draw:style-name="gr4" draw:text-style-name="P2" draw:layer="layout" svg:width="3.38cm" svg:height="1.382cm" svg:x="16.726cm" svg:y="7.549cm">
          <text:p text:style-name="P1"><text:span text:style-name="T1">libthread-db</text:span></text:p>
          <draw:enhanced-geometry svg:viewBox="0 0 21600 21600" draw:type="rectangle" draw:enhanced-path="M 0 0 L 21600 0 21600 21600 0 21600 0 0 Z N"/>
        </draw:custom-shape>
        <draw:frame draw:style-name="gr11" draw:layer="layout" svg:width="19.221cm" svg:height="1.891cm" svg:x="1.27cm" svg:y="0.636cm" presentation:class="title">
          <draw:text-box>
            <text:p>GDB Structure</text:p>
          </draw:text-box>
        </draw:frame>
        <draw:custom-shape draw:style-name="gr12" draw:text-style-name="P3" draw:id="id9" draw:layer="layout" svg:width="1.932cm" svg:height="2.765cm" svg:x="18.658cm" svg:y="10.315cm">
          <text:p text:style-name="P1"><text:span text:style-name="T2">GDB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18.899cm" svg:y1="14.463cm" svg:x2="19.624cm" svg:y2="13.08cm" draw:start-shape="id7" draw:start-glue-point="0" draw:end-shape="id9" draw:end-glue-point="2" svg:d="m18899 14463c0-1038 725-347 725-1383">
          <text:p/>
        </draw:connector>
        <draw:connector draw:style-name="gr14" draw:text-style-name="P1" draw:layer="layout" draw:type="line" svg:x1="2.72cm" svg:y1="10.314cm" svg:x2="3.202cm" svg:y2="6.512cm" draw:start-shape="id10" draw:start-glue-point="1" draw:end-shape="id11" draw:end-glue-point="3" svg:d="m2720 10314 482-3802">
          <text:p/>
        </draw:connector>
        <draw:connector draw:style-name="gr14" draw:text-style-name="P1" draw:layer="layout" draw:type="line" svg:x1="2.72cm" svg:y1="10.314cm" svg:x2="3.202cm" svg:y2="8.586cm" draw:start-shape="id10" draw:start-glue-point="1" draw:end-shape="id12" draw:end-glue-point="3" svg:d="m2720 10314 482-1728">
          <text:p/>
        </draw:connector>
        <draw:connector draw:style-name="gr14" draw:text-style-name="P1" draw:layer="layout" draw:type="line" svg:x1="2.72cm" svg:y1="10.314cm" svg:x2="3.202cm" svg:y2="12.388cm" draw:start-shape="id10" draw:start-glue-point="1" draw:end-shape="id13" draw:end-glue-point="3" svg:d="m2720 10314 482 2074">
          <text:p/>
        </draw:connector>
        <draw:custom-shape draw:style-name="gr3" draw:text-style-name="P4" draw:layer="layout" svg:width="2.416cm" svg:height="2.074cm" svg:x="15.276cm" svg:y="2.71cm">
          <text:p text:style-name="P1"><text:span text:style-name="T3">TU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an Shebs</meta:initial-creator>
    <meta:creation-date>2011-11-27T16:17:26</meta:creation-date>
    <dc:date>2011-11-27T16:18:48</dc:date>
    <dc:creator>Stan Shebs</dc:creator>
    <meta:editing-duration>PT00H01M23S</meta:editing-duration>
    <meta:editing-cycles>1</meta:editing-cycles>
    <meta:document-statistic meta:object-count="48"/>
    <meta:generator>OpenOffice.org/3.2$Linux OpenOffice.org_project/320m19$Build-9505</meta:generator>
  </office:meta>
</office:document-meta>
</file>